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c098d" officeooo:paragraph-rsid="001c098d"/>
    </style:style>
    <style:style style:name="P2" style:family="paragraph" style:parent-style-name="Standard" style:list-style-name="L1">
      <style:text-properties officeooo:paragraph-rsid="001c098d"/>
    </style:style>
    <style:style style:name="T1" style:family="text">
      <style:text-properties officeooo:rsid="001c098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0246013" text:style-name="L1">
        <text:list-item>
          <text:p text:style-name="P2"><text:span text:style-name="T1">MAIN</text:span></text:p>
          <text:list>
            <text:list-item>
              <text:p text:style-name="P1">Menu</text:p>
            </text:list-item>
            <text:list-item>
              <text:p text:style-name="P1">Setings</text:p>
            </text:list-item>
            <text:list-item>
              <text:p text:style-name="P1">Multiplayer</text:p>
              <text:list>
                <text:list-item>
                  <text:p text:style-name="P1">Game</text:p>
                  <text:list>
                    <text:list-item>
                      <text:p text:style-name="P1">Map</text:p>
                      <text:list>
                        <text:list-item>
                          <text:p text:style-name="P1">Players</text:p>
                        </text:list-item>
                        <text:list-item>
                          <text:p text:style-name="P1">Weapons</text:p>
                        </text:list-item>
                        <text:list-item>
                          <text:p text:style-name="P1">Atd.</text:p>
                        </text:list-item>
                      </text:list>
                    </text:list-item>
                  </text:list>
                </text:list-item>
                <text:list-item>
                  <text:p text:style-name="P1">Cha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08:29:47.365307812</meta:creation-date>
    <dc:date>2023-12-13T08:34:05.713854322</dc:date>
    <meta:editing-duration>PT4M18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0" meta:word-count="20" meta:character-count="65" meta:non-whitespace-character-count="65"/>
  </office:meta>
</office:document-meta>
</file>